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2.3083in" style:rel-column-width="21845*"/>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color="#636d83" loext:opacity="100%" style:font-name="Droid Sans Mono" fo:font-size="10.5pt" fo:font-weight="normal" officeooo:paragraph-rsid="001c9126" fo:background-color="#e2e2e2"/>
    </style:style>
    <style:style style:name="P2" style:family="paragraph" style:parent-style-name="Standard">
      <style:text-properties fo:font-size="10pt" fo:font-weight="bold" officeooo:rsid="001c533c" officeooo:paragraph-rsid="001c533c" style:font-size-asian="10pt" style:font-weight-asian="bold" style:font-size-complex="10pt" style:font-weight-complex="bold"/>
    </style:style>
    <style:style style:name="P3" style:family="paragraph" style:parent-style-name="Table_20_Contents">
      <style:text-properties fo:font-size="10pt" fo:font-weight="bold" officeooo:rsid="001c533c" officeooo:paragraph-rsid="001c533c" style:font-size-asian="10pt" style:font-weight-asian="bold" style:font-size-complex="10pt" style:font-weight-complex="bold"/>
    </style:style>
    <style:style style:name="P4" style:family="paragraph" style:parent-style-name="Table_20_Contents">
      <style:text-properties fo:font-size="10pt" fo:font-weight="bold" officeooo:rsid="001c9126" officeooo:paragraph-rsid="001c9126" style:font-size-asian="10pt" style:font-weight-asian="bold" style:font-size-complex="10pt" style:font-weight-complex="bold"/>
    </style:style>
    <style:style style:name="P5" style:family="paragraph" style:parent-style-name="Table_20_Contents">
      <style:text-properties fo:font-size="10pt" fo:font-weight="bold" officeooo:rsid="001d5f36" officeooo:paragraph-rsid="001d5f36" style:font-size-asian="10pt" style:font-weight-asian="bold" style:font-size-complex="10pt" style:font-weight-complex="bold"/>
    </style:style>
    <style:style style:name="P6" style:family="paragraph" style:parent-style-name="Table_20_Contents">
      <style:text-properties fo:font-size="10pt" fo:font-weight="bold" officeooo:rsid="001e8255" officeooo:paragraph-rsid="001e8255" style:font-size-asian="10pt" style:font-weight-asian="bold" style:font-size-complex="10pt" style:font-weight-complex="bold"/>
    </style:style>
    <style:style style:name="P7" style:family="paragraph" style:parent-style-name="Table_20_Contents">
      <style:text-properties fo:font-size="10pt" fo:font-weight="bold" officeooo:rsid="001ee9be" officeooo:paragraph-rsid="001ee9be" style:font-size-asian="10pt" style:font-weight-asian="bold" style:font-size-complex="10pt" style:font-weight-complex="bold"/>
    </style:style>
    <style:style style:name="P8" style:family="paragraph" style:parent-style-name="Table_20_Contents">
      <style:text-properties fo:font-size="10pt" style:font-size-asian="10pt" style:font-size-complex="10pt"/>
    </style:style>
    <style:style style:name="P9" style:family="paragraph" style:parent-style-name="Table_20_Contents">
      <style:text-properties fo:font-size="10pt" officeooo:paragraph-rsid="001c9126" style:font-size-asian="10pt" style:font-size-complex="10pt"/>
    </style:style>
    <style:style style:name="P10" style:family="paragraph" style:parent-style-name="Table_20_Contents">
      <style:text-properties fo:font-size="10pt" officeooo:rsid="001c533c" officeooo:paragraph-rsid="001c533c" style:font-size-asian="10pt" style:font-size-complex="10pt"/>
    </style:style>
    <style:style style:name="P11" style:family="paragraph" style:parent-style-name="Table_20_Contents">
      <style:text-properties fo:font-size="10pt" officeooo:rsid="001c533c" officeooo:paragraph-rsid="001c9126" style:font-size-asian="10pt" style:font-size-complex="10pt"/>
    </style:style>
    <style:style style:name="P12" style:family="paragraph" style:parent-style-name="Table_20_Contents">
      <style:text-properties fo:font-size="10pt" officeooo:rsid="001c9126" officeooo:paragraph-rsid="001c9126" style:font-size-asian="10pt" style:font-size-complex="10pt"/>
    </style:style>
    <style:style style:name="P13" style:family="paragraph" style:parent-style-name="Table_20_Contents">
      <style:text-properties fo:font-size="10pt" officeooo:rsid="001e8255" officeooo:paragraph-rsid="001e8255" style:font-size-asian="10pt" style:font-size-complex="10pt"/>
    </style:style>
    <style:style style:name="P14" style:family="paragraph" style:parent-style-name="Table_20_Contents">
      <style:text-properties fo:font-size="10pt" officeooo:rsid="001e8255" officeooo:paragraph-rsid="001ee9be" style:font-size-asian="10pt" style:font-size-complex="10pt"/>
    </style:style>
    <style:style style:name="P15" style:family="paragraph" style:parent-style-name="Table_20_Contents">
      <style:text-properties fo:font-size="10pt" officeooo:paragraph-rsid="00254026" style:font-size-asian="10pt" style:font-size-complex="10pt"/>
    </style:style>
    <style:style style:name="P16" style:family="paragraph" style:parent-style-name="Table_20_Contents">
      <style:text-properties fo:font-size="10pt" officeooo:paragraph-rsid="0026fa72" style:font-size-asian="10pt" style:font-size-complex="10pt"/>
    </style:style>
    <style:style style:name="P17" style:family="paragraph" style:parent-style-name="Table_20_Contents">
      <style:text-properties fo:font-size="10pt" fo:background-color="#7fba62" style:font-size-asian="10pt" style:font-size-complex="10pt"/>
    </style:style>
    <style:style style:name="P18" style:family="paragraph" style:parent-style-name="Table_20_Contents">
      <style:text-properties fo:font-size="10pt" fo:font-weight="normal" officeooo:rsid="001d5f36" officeooo:paragraph-rsid="001d5f36" style:font-size-asian="10pt" style:font-weight-asian="normal" style:font-size-complex="10pt" style:font-weight-complex="normal"/>
    </style:style>
    <style:style style:name="P19" style:family="paragraph" style:parent-style-name="Table_20_Contents">
      <style:text-properties fo:font-size="10pt" fo:font-weight="normal" officeooo:rsid="001e8255" officeooo:paragraph-rsid="001e8255" style:font-size-asian="10pt" style:font-weight-asian="normal" style:font-size-complex="10pt" style:font-weight-complex="normal"/>
    </style:style>
    <style:style style:name="P20" style:family="paragraph" style:parent-style-name="Table_20_Contents">
      <style:text-properties fo:font-size="10pt" fo:font-weight="normal" officeooo:rsid="001ee9be" officeooo:paragraph-rsid="001ee9be" style:font-size-asian="10pt" style:font-weight-asian="normal" style:font-size-complex="10pt" style:font-weight-complex="normal"/>
    </style:style>
    <style:style style:name="P21" style:family="paragraph" style:parent-style-name="Standard">
      <style:text-properties fo:font-size="10pt" fo:font-weight="normal" officeooo:rsid="00285ca1" officeooo:paragraph-rsid="00285ca1" style:font-size-asian="10pt" style:font-weight-asian="normal" style:font-size-complex="10pt" style:font-weight-complex="normal"/>
    </style:style>
    <style:style style:name="P22" style:family="paragraph" style:parent-style-name="Table_20_Contents">
      <style:text-properties fo:font-size="10pt" fo:background-color="transparent" style:font-size-asian="10pt" style:font-size-complex="10pt"/>
    </style:style>
    <style:style style:name="P23" style:family="paragraph" style:parent-style-name="Table_20_Contents">
      <style:text-properties fo:font-size="10pt" officeooo:rsid="001c533c" officeooo:paragraph-rsid="001e8255" fo:background-color="transparent" style:font-size-asian="10pt" style:font-size-complex="10pt"/>
    </style:style>
    <style:style style:name="P24" style:family="paragraph" style:parent-style-name="Table_20_Contents">
      <style:text-properties fo:font-size="10pt" officeooo:rsid="001ee9be" officeooo:paragraph-rsid="001ee9be" fo:background-color="transparent" style:font-size-asian="10pt" style:font-size-complex="10pt"/>
    </style:style>
    <style:style style:name="P25" style:family="paragraph" style:parent-style-name="Table_20_Contents">
      <style:text-properties fo:font-size="10pt" fo:background-color="#ffffff" style:font-size-asian="10pt" style:font-size-complex="10pt"/>
    </style:style>
    <style:style style:name="P26" style:family="paragraph" style:parent-style-name="Table_20_Contents">
      <style:text-properties fo:font-size="10pt" officeooo:paragraph-rsid="001c9126" fo:background-color="#ffffff" style:font-size-asian="10pt" style:font-size-complex="10pt"/>
    </style:style>
    <style:style style:name="P27" style:family="paragraph" style:parent-style-name="Table_20_Contents">
      <style:text-properties fo:font-size="10pt" officeooo:rsid="001c533c" officeooo:paragraph-rsid="001c9126" fo:background-color="#ffffff" style:font-size-asian="10pt" style:font-size-complex="10pt"/>
    </style:style>
    <style:style style:name="P28" style:family="paragraph" style:parent-style-name="Table_20_Contents">
      <style:text-properties fo:font-size="13pt" fo:font-weight="bold" officeooo:rsid="001c533c" officeooo:paragraph-rsid="001c533c" style:font-size-asian="13pt" style:font-weight-asian="bold" style:font-size-complex="13pt" style:font-weight-complex="bold"/>
    </style:style>
    <style:style style:name="P29" style:family="paragraph">
      <style:paragraph-properties fo:text-align="center"/>
    </style:style>
    <style:style style:name="T1" style:family="text">
      <style:text-properties officeooo:rsid="001c533c"/>
    </style:style>
    <style:style style:name="T2" style:family="text">
      <style:text-properties fo:font-weight="bold" style:font-weight-asian="bold" style:font-weight-complex="bold"/>
    </style:style>
    <style:style style:name="T3" style:family="text">
      <style:text-properties fo:font-weight="bold" officeooo:rsid="001c533c" style:font-weight-asian="bold" style:font-weight-complex="bold"/>
    </style:style>
    <style:style style:name="T4" style:family="text">
      <style:text-properties fo:color="#636d83" loext:opacity="100%" style:font-name="Droid Sans Mono" fo:font-size="10.5pt" fo:background-color="transparent" loext:char-shading-value="0"/>
    </style:style>
    <style:style style:name="T5" style:family="text">
      <style:text-properties fo:color="#636d83" loext:opacity="100%" style:font-name="Droid Sans Mono" fo:font-size="10.5pt" officeooo:rsid="002b2bad" fo:background-color="transparent" loext:char-shading-value="0"/>
    </style:style>
    <style:style style:name="T6" style:family="text">
      <style:text-properties officeooo:rsid="001c9126"/>
    </style:style>
    <style:style style:name="T7" style:family="text">
      <style:text-properties officeooo:rsid="001d5f36"/>
    </style:style>
    <style:style style:name="T8" style:family="text">
      <style:text-properties fo:background-color="#ffff00" loext:char-shading-value="0"/>
    </style:style>
    <style:style style:name="T9" style:family="text">
      <style:text-properties officeooo:rsid="001e8255"/>
    </style:style>
    <style:style style:name="T10" style:family="text">
      <style:text-properties officeooo:rsid="0021955f"/>
    </style:style>
    <style:style style:name="T11" style:family="text">
      <style:text-properties officeooo:rsid="00236f30"/>
    </style:style>
    <style:style style:name="T12" style:family="text">
      <style:text-properties officeooo:rsid="00254026"/>
    </style:style>
    <style:style style:name="T13" style:family="text">
      <style:text-properties officeooo:rsid="00257c59"/>
    </style:style>
    <style:style style:name="T14" style:family="text">
      <style:text-properties style:text-position="super 58%"/>
    </style:style>
    <style:style style:name="T15" style:family="text">
      <style:text-properties officeooo:rsid="002a6ff9"/>
    </style:style>
    <style:style style:name="gr1" style:family="graphic">
      <style:graphic-properties svg:stroke-width="0.0402in" svg:stroke-color="#ff8000" draw:textarea-horizontal-align="center" draw:textarea-vertical-align="middle" fo:padding-top="0.0201in" fo:padding-bottom="0.0201in" fo:padding-left="0.0201in" fo:padding-right="0.0201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2" table:style-name="Table2">
        <table:table-column table:style-name="Table2.A" table:number-columns-repeated="3"/>
        <table:table-row>
          <table:table-cell table:style-name="Table2.A1" office:value-type="string">
            <text:p text:style-name="P28"><text:s text:c="16"/>Containers</text:p>
          </table:table-cell>
          <table:table-cell table:style-name="Table2.A1" office:value-type="string">
            <text:p text:style-name="Table_20_Contents"><text:s text:c="16"/><text:span text:style-name="T2"><text:s text:c="3"/></text:span><text:span text:style-name="T3">Functions</text:span></text:p>
          </table:table-cell>
          <table:table-cell table:style-name="Table2.C1" office:value-type="string">
            <text:p text:style-name="Table_20_Contents"><text:s text:c="19"/><text:span text:style-name="T3">Iterators</text:span></text:p>
          </table:table-cell>
        </table:table-row>
      </table:table>
      <text:p text:style-name="P2"><draw:path text:anchor-type="paragraph" draw:z-index="2" draw:name="Bézier curve 3" draw:style-name="gr1" draw:text-style-name="P29" svg:width="1.8091in" svg:height="1.4768in" draw:transform="rotate (-0.907571211037051) translate (-0.255106634252267in 6.39558856566638in)" svg:viewBox="0 0 4596 3752" svg:d="M116 27c173 75 611-228 502 249-142 621 156-195-11-201-216-8-293 252-409 401-82 104-368 301-55 436 176 76 311 213 460 335 146 119 298 225 469 319 167 92 326 184 482 305 154 121 267 265 411 393 142 126 292 244 437 364s310 219 434 364 278 252 423 379c143 126 255 301 436 364 268 93 321-213 438-377 115-161 136-388 305-482 115-64 230 811 102 176-55-271-414-149-555-27l-39 19"><text:p/></draw:path></text:p>
      <table:table table:name="Table1" table:style-name="Table1">
        <table:table-column table:style-name="Table1.A" table:number-columns-repeated="3"/>
        <table:table-row>
          <table:table-cell table:style-name="Table1.A1" office:value-type="string">
            <text:p text:style-name="P3"><draw:path text:anchor-type="paragraph" draw:z-index="0" draw:name="Bézier curve 1" draw:style-name="gr1" draw:text-style-name="P29" svg:width="2.848in" svg:height="3.0618in" draw:transform="skewX (6.62004809784319E-017) rotate (-0.730594824884826) translate (-0.310080023968231in 0.0111878191968695in)" svg:viewBox="0 0 7235 7778" svg:d="M64 18c170 25 677-154 509 255-278 673 333-363-231 29-157 109-461 233-293 492 103 157 242 288 364 435 122 146 240 289 364 435 122 145 240 290 365 434 122 140 253 280 378 422 125 141 246 286 364 436 117 146 249 282 406 397 151 110 291 246 408 397 116 149 269 268 405 397 138 130 294 243 421 385 126 141 273 260 407 396 131 133 244 288 391 410 146 120 284 252 435 372 147 117 282 252 407 396 124 142 284 250 407 398 118 143 244 288 378 422 135 135 215 314 364 436 151 123 212 403 507 280 133-55 305-518 381-111 114 617-95-107-70-192l-225-53-241 14-38-42"><text:p/></draw:path>Array-&gt;</text:p>
          </table:table-cell>
          <table:table-cell table:style-name="Table1.A1" office:value-type="string">
            <text:p text:style-name="P8">.fill(0)</text:p>
            <text:p text:style-name="P8">.at( ) or a[]</text:p>
            <text:p text:style-name="P8">.front() or arr.at(0)</text:p>
            <text:p text:style-name="P8">.back() <text:s/>or arr.at(arr.size()-1)</text:p>
            <text:p text:style-name="P8">.empty()</text:p>
            <text:p text:style-name="P8">.size<text:span text:style-name="T11">of</text:span>()</text:p>
            <text:p text:style-name="P8">.<text:span text:style-name="T13">size() <text:s text:c="2"/>//size of the array</text:span></text:p>
          </table:table-cell>
          <table:table-cell table:style-name="Table1.C1" office:value-type="string">
            <text:p text:style-name="P8">.begin() <text:s text:c="2"/>//<text:span text:style-name="T12">point to the first element</text:span></text:p>
            <text:p text:style-name="P8"/>
            <text:p text:style-name="P15">.rbegin() //<text:span text:style-name="T12">point to the last element</text:span></text:p>
            <text:p text:style-name="P15"/>
            <text:p text:style-name="P15">.end() <text:s text:c="4"/>//<text:span text:style-name="T12">point to next element after last element</text:span></text:p>
            <text:p text:style-name="P8"/>
            <text:p text:style-name="P15">.rend() <text:s text:c="3"/>//<text:span text:style-name="T12">point to next element before first element</text:span></text:p>
          </table:table-cell>
        </table:table-row>
        <table:table-row>
          <table:table-cell table:style-name="Table1.A2" office:value-type="string">
            <text:p text:style-name="P3">Vectors→</text:p>
          </table:table-cell>
          <table:table-cell table:style-name="Table1.A2" office:value-type="string">
            <text:p text:style-name="P16">.push_front()</text:p>
            <text:p text:style-name="P25">.push_back()</text:p>
            <text:p text:style-name="P16">.pop_front()</text:p>
            <text:p text:style-name="P16">.pop_back()</text:p>
            <text:p text:style-name="P16"/>
            <text:p text:style-name="P9">.fill(0)</text:p>
            <text:p text:style-name="P9">.at( ) or a[]</text:p>
            <text:p text:style-name="P9">.front() or arr.at(0)</text:p>
            <text:p text:style-name="P9">.back() <text:s/>or arr.at(arr.size()-1)</text:p>
            <text:p text:style-name="P9">.empty()</text:p>
            <text:p text:style-name="P26">.<text:span text:style-name="T1">erase(begin,end)</text:span></text:p>
            <text:p text:style-name="P27">.clear()</text:p>
            <text:p text:style-name="P11">.size()</text:p>
          </table:table-cell>
          <table:table-cell table:style-name="Table1.C2" office:value-type="string">
            <text:p text:style-name="P10">Same as <text:span text:style-name="T6">A</text:span>rray</text:p>
            <text:p text:style-name="P10"/>
          </table:table-cell>
        </table:table-row>
        <table:table-row>
          <table:table-cell table:style-name="Table1.A2" office:value-type="string">
            <text:p text:style-name="P3">Deque→</text:p>
          </table:table-cell>
          <table:table-cell table:style-name="Table1.A2" office:value-type="string">
            <text:p text:style-name="P10">Rest Same as Vector</text:p>
          </table:table-cell>
          <table:table-cell table:style-name="Table1.C2" office:value-type="string">
            <text:p text:style-name="P10">Same as <text:span text:style-name="T6">A</text:span>rray</text:p>
          </table:table-cell>
        </table:table-row>
        <table:table-row>
          <table:table-cell table:style-name="Table1.A2" office:value-type="string">
            <text:p text:style-name="P3">List→ </text:p>
          </table:table-cell>
          <table:table-cell table:style-name="Table1.A2" office:value-type="string">
            <text:p text:style-name="P8">.remove(2)</text:p>
            <text:p text:style-name="P10">Rest Same as Vector</text:p>
          </table:table-cell>
          <table:table-cell table:style-name="Table1.C2" office:value-type="string">
            <text:p text:style-name="P10">Same as <text:span text:style-name="T6">A</text:span>rray</text:p>
          </table:table-cell>
        </table:table-row>
        <table:table-row>
          <table:table-cell table:style-name="Table1.A2" office:value-type="string">
            <text:p text:style-name="P4"><draw:path text:anchor-type="paragraph" draw:z-index="1" draw:name="Bézier curve 2" draw:style-name="gr1" draw:text-style-name="P29" svg:width="1.4484in" svg:height="1.0697in" draw:transform="rotate (-0.987507290778392) translate (-0.249428809130351in -0.0218105689760579in)" svg:viewBox="0 0 3680 2718" svg:d="M70 29c192 126 620-253 547 203-106 667 157-423-214 84-111 153-177 344-313 474-264 253 127 269 227 376 130 138 323 197 493 281 171 85 332 187 485 297 154 110 328 185 483 296 153 108 315 208 485 296 167 86 343 166 482 297 186 175 419 52 510-118 87-164 136-402 312-473 219-89 42 781 94 130 33-423-325-191-504-265l-54 11"><text:p/></draw:path>Set→ </text:p>
            <text:p text:style-name="P18">-unique acceding order for <text:span text:style-name="T8">set</text:span></text:p>
            <text:p text:style-name="P18">-unique random order for <text:span text:style-name="T8">unordered_set</text:span></text:p>
            <text:p text:style-name="P18">-repeating values in ascending order with <text:span text:style-name="T8">multi-set</text:span></text:p>
            <text:p text:style-name="P1"/>
            <text:p text:style-name="P4"/>
          </table:table-cell>
          <table:table-cell table:style-name="Table1.A2" office:value-type="string">
            <text:p text:style-name="P17">.<text:span text:style-name="T7">insert(</text:span><text:span text:style-name="T10">)</text:span></text:p>
            <text:p text:style-name="P17">.find()</text:p>
            <text:p text:style-name="P17">.count()</text:p>
            <text:p text:style-name="P8">.empty()</text:p>
            <text:p text:style-name="P8">.erase(begin,end)</text:p>
            <text:p text:style-name="P8">.clear()</text:p>
            <text:p text:style-name="P8">.size()</text:p>
          </table:table-cell>
          <table:table-cell table:style-name="Table1.C2" office:value-type="string">
            <text:p text:style-name="P12">Same as Array</text:p>
          </table:table-cell>
        </table:table-row>
        <table:table-row>
          <table:table-cell table:style-name="Table1.A2" office:value-type="string">
            <text:p text:style-name="P5">Map→ </text:p>
            <text:p text:style-name="P18">-<text:span text:style-name="T9">same as set with key and value combo</text:span></text:p>
            <text:p text:style-name="P18">-<text:span text:style-name="T9">map,unordered_map,multimaps same as set</text:span></text:p>
          </table:table-cell>
          <table:table-cell table:style-name="Table1.A2" office:value-type="string">
            <text:p text:style-name="P22">.first .second</text:p>
            <text:p text:style-name="P22">.at(key) or a[key]</text:p>
            <text:p text:style-name="P23">Rest Same as <text:span text:style-name="T9">Set</text:span></text:p>
          </table:table-cell>
          <table:table-cell table:style-name="Table1.C2" office:value-type="string">
            <text:p text:style-name="P13">Same as Array</text:p>
          </table:table-cell>
        </table:table-row>
        <table:table-row>
          <table:table-cell table:style-name="Table1.A2" office:value-type="string">
            <text:p text:style-name="P6">Stack→</text:p>
            <text:p text:style-name="P19">-LIFO (Last in First Out)</text:p>
          </table:table-cell>
          <table:table-cell table:style-name="Table1.A2" office:value-type="string">
            <text:p text:style-name="P22">.push() or emplace</text:p>
            <text:p text:style-name="P22">.pop()</text:p>
            <text:p text:style-name="P22">.top()</text:p>
            <text:p text:style-name="P22">.empty()</text:p>
            <text:p text:style-name="P22">.size()</text:p>
          </table:table-cell>
          <table:table-cell table:style-name="Table1.C2" office:value-type="string">
            <text:p text:style-name="P13">XX_NO ITERATORS_XX</text:p>
          </table:table-cell>
        </table:table-row>
        <table:table-row>
          <table:table-cell table:style-name="Table1.A2" office:value-type="string">
            <text:p text:style-name="P7">Queue→</text:p>
            <text:p text:style-name="P20">-FIFO Operation ()</text:p>
          </table:table-cell>
          <table:table-cell table:style-name="Table1.A2" office:value-type="string">
            <text:p text:style-name="P22">.push()</text:p>
            <text:p text:style-name="P22">.pop()</text:p>
            <text:p text:style-name="P17">.front() <text:s text:c="4"/>// first element</text:p>
            <text:p text:style-name="P17">.back() <text:s text:c="5"/>//last element</text:p>
            <text:p text:style-name="P22">.empty()</text:p>
            <text:p text:style-name="P22">.size()</text:p>
          </table:table-cell>
          <table:table-cell table:style-name="Table1.C2" office:value-type="string">
            <text:p text:style-name="P14">XX_NO ITERATORS_XX</text:p>
          </table:table-cell>
        </table:table-row>
        <table:table-row>
          <table:table-cell table:style-name="Table1.A2" office:value-type="string">
            <text:p text:style-name="P7">Priority Queue→</text:p>
            <text:p text:style-name="P20">-Stores all in Sorted order and dose it in log N</text:p>
            <text:p text:style-name="P20">-<text:span text:style-name="T4">Max </text:span><text:span text:style-name="T5">&amp; Min</text:span><text:span text:style-name="T4"> Priority Queue</text:span></text:p>
          </table:table-cell>
          <table:table-cell table:style-name="Table1.A2" office:value-type="string">
            <text:p text:style-name="P24">Same as Stack</text:p>
          </table:table-cell>
          <table:table-cell table:style-name="Table1.C2" office:value-type="string">
            <text:p text:style-name="P14"/>
          </table:table-cell>
        </table:table-row>
      </table:table>
      <text:p text:style-name="P21"><text:soft-page-break/>.find()<text:tab/>→ <text:s/>This return the value itself that we are searching if it is present in the set, if it is not present in the set it returns <text:tab/><text:tab/> <text:s text:c="5"/>the location in integer form like 7<text:span text:style-name="T14">th</text:span> position and this position is the .end() position.</text:p>
      <text:p text:style-name="P21">.<text:span text:style-name="T15">end()<text:tab/>→ <text:s/>This also returns the position in integer format like find()</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Droid Sans Mono" svg:font-family="'Droid Sans Mono', monospace, monospac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FreeSans" style:font-family-complex="FreeSans" style:font-family-generic-complex="swiss"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7-13T17:14:50.040265523</meta:creation-date>
    <dc:date>2022-09-14T19:25:07.644000000</dc:date>
    <meta:editing-duration>PT8H4M58S</meta:editing-duration>
    <meta:editing-cycles>16</meta:editing-cycles>
    <meta:generator>LibreOffice/7.4.0.3$Windows_X86_64 LibreOffice_project/f85e47c08ddd19c015c0114a68350214f7066f5a</meta:generator>
    <meta:document-statistic meta:table-count="2" meta:image-count="0" meta:object-count="0" meta:page-count="2" meta:paragraph-count="78" meta:word-count="251" meta:character-count="1627" meta:non-whitespace-character-count="1365"/>
  </office:meta>
</office:document-meta>
</file>